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ohit Marathi2" svg:font-family="'Lohit Marathi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011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2" style:family="paragraph" style:parent-style-name="Standard">
      <style:paragraph-properties style:line-height-at-least="0cm">
        <style:tab-stops>
          <style:tab-stop style:position="6.209cm"/>
          <style:tab-stop style:position="12.453cm"/>
        </style:tab-stops>
      </style:paragraph-properties>
      <style:text-properties style:font-name="Arial" fo:font-size="12pt" style:font-name-asian="Arial" style:font-size-asian="12pt" style:font-name-complex="Arial"/>
    </style:style>
    <style:style style:name="P3" style:family="paragraph" style:parent-style-name="Standard">
      <style:paragraph-properties fo:margin-left="0cm" fo:margin-right="0cm" style:line-height-at-least="0cm" fo:text-indent="0cm" style:auto-text-indent="false"/>
    </style:style>
    <style:style style:name="P4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1.27cm"/>
        </style:tab-stops>
      </style:paragraph-properties>
      <style:text-properties style:font-name="Arial" fo:font-size="12pt" fo:font-weight="normal" style:font-name-asian="Arial" style:font-size-asian="12pt" style:font-weight-asian="normal" style:font-name-complex="Arial" style:font-weight-complex="normal"/>
    </style:style>
    <style:style style:name="P5" style:family="paragraph" style:parent-style-name="Standard" style:master-page-name="Standard">
      <style:paragraph-properties fo:margin-left="0cm" fo:margin-right="0cm" style:line-height-at-least="0cm" fo:text-align="center" style:justify-single-word="false" fo:text-indent="0cm" style:auto-text-indent="false" style:page-number="auto"/>
      <style:text-properties style:font-name="Arial" fo:font-size="12pt" fo:font-weight="bold" style:font-name-asian="Arial" style:font-size-asian="12pt" style:font-weight-asian="bold" style:font-name-complex="Arial"/>
    </style:style>
    <style:style style:name="P6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weight-complex="bold"/>
    </style:style>
    <style:style style:name="P7" style:family="paragraph" style:parent-style-name="Standard">
      <style:paragraph-properties style:line-height-at-least="0cm">
        <style:tab-stops>
          <style:tab-stop style:position="6.209cm"/>
          <style:tab-stop style:position="12.453cm"/>
        </style:tab-stops>
      </style:paragraph-properties>
    </style:style>
    <style:style style:name="P8" style:family="paragraph" style:parent-style-name="Standard">
      <style:paragraph-properties style:line-height-at-least="0cm">
        <style:tab-stops>
          <style:tab-stop style:position="6.209cm"/>
          <style:tab-stop style:position="12.453cm"/>
        </style:tab-stops>
      </style:paragraph-properties>
      <style:text-properties officeooo:paragraph-rsid="000cdf3e"/>
    </style:style>
    <style:style style:name="P9" style:family="paragraph" style:parent-style-name="Standard">
      <style:paragraph-properties style:line-height-at-least="0cm">
        <style:tab-stops>
          <style:tab-stop style:position="6.209cm"/>
          <style:tab-stop style:position="12.453cm"/>
        </style:tab-stops>
      </style:paragraph-properties>
      <style:text-properties officeooo:paragraph-rsid="000e7766"/>
    </style:style>
    <style:style style:name="P10" style:family="paragraph" style:parent-style-name="Standard">
      <style:paragraph-properties style:line-height-at-least="0cm">
        <style:tab-stops>
          <style:tab-stop style:position="6.209cm"/>
          <style:tab-stop style:position="12.453cm"/>
        </style:tab-stops>
      </style:paragraph-properties>
      <style:text-properties style:font-name="Arial" fo:font-size="12pt" officeooo:paragraph-rsid="000cdf3e" style:font-name-asian="Arial" style:font-size-asian="12pt" style:font-name-complex="Arial"/>
    </style:style>
    <style:style style:name="P11" style:family="paragraph" style:parent-style-name="Standard">
      <style:paragraph-properties style:line-height-at-least="0cm">
        <style:tab-stops>
          <style:tab-stop style:position="6.209cm"/>
          <style:tab-stop style:position="12.453cm"/>
        </style:tab-stops>
      </style:paragraph-properties>
      <style:text-properties style:font-name="Arial" fo:font-size="12pt" officeooo:paragraph-rsid="000e7766" style:font-name-asian="Arial" style:font-size-asian="12pt" style:font-name-complex="Arial"/>
    </style:style>
    <style:style style:name="P12" style:family="paragraph" style:parent-style-name="Standard" style:list-style-name="WW8Num1">
      <style:paragraph-properties fo:margin-left="1.27cm" fo:margin-right="0cm" style:line-height-at-least="0cm" fo:text-indent="-0.642cm" style:auto-text-indent="false">
        <style:tab-stops>
          <style:tab-stop style:position="1.27cm"/>
        </style:tab-stops>
      </style:paragraph-properties>
      <style:text-properties style:font-name="Arial" fo:font-size="12pt" style:font-name-asian="Arial" style:font-size-asian="12pt" style:font-name-complex="Arial"/>
    </style:style>
    <style:style style:name="P13" style:family="paragraph" style:parent-style-name="Standard" style:list-style-name="WW8Num1">
      <style:paragraph-properties fo:margin-left="1.27cm" fo:margin-right="0cm" style:line-height-at-least="0cm" fo:text-indent="-0.642cm" style:auto-text-indent="false">
        <style:tab-stops>
          <style:tab-stop style:position="1.27cm"/>
        </style:tab-stops>
      </style:paragraph-properties>
      <style:text-properties style:font-name="Arial" fo:font-size="12pt" fo:font-weight="normal" style:font-name-asian="Arial" style:font-size-asian="12pt" style:font-weight-asian="normal" style:font-name-complex="Arial" style:font-weight-complex="normal"/>
    </style:style>
    <style:style style:name="P14" style:family="paragraph" style:parent-style-name="Standard" style:list-style-name="WW8Num1">
      <style:paragraph-properties fo:margin-left="1.27cm" fo:margin-right="0cm" style:line-height-at-least="0cm" fo:text-indent="-0.642cm" style:auto-text-indent="false">
        <style:tab-stops>
          <style:tab-stop style:position="1.27cm"/>
        </style:tab-stops>
      </style:paragraph-properties>
    </style:style>
    <style:style style:name="P15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1.27cm"/>
        </style:tab-stops>
      </style:paragraph-properties>
      <style:text-properties style:font-name="Arial" fo:font-size="12pt" fo:font-weight="normal" style:font-name-asian="Arial" style:font-size-asian="12pt" style:font-weight-asian="normal" style:font-name-complex="Arial" style:font-weight-complex="normal"/>
    </style:style>
    <style:style style:name="P16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1.27cm"/>
        </style:tab-stops>
      </style:paragraph-properties>
      <style:text-properties style:font-name="Arial" fo:font-size="12pt" fo:font-weight="normal" officeooo:paragraph-rsid="000cdf3e" style:font-name-asian="Arial" style:font-size-asian="12pt" style:font-weight-asian="normal" style:font-name-complex="Arial" style:font-weight-complex="normal"/>
    </style:style>
    <style:style style:name="P17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1.27cm"/>
        </style:tab-stops>
      </style:paragraph-properties>
      <style:text-properties style:font-name="Arial" fo:font-size="12pt" fo:font-weight="normal" officeooo:rsid="000cdf3e" officeooo:paragraph-rsid="000cdf3e" style:font-name-asian="Arial" style:font-size-asian="12pt" style:font-weight-asian="normal" style:font-name-complex="Arial" style:font-weight-complex="normal"/>
    </style:style>
    <style:style style:name="P18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1.27cm"/>
        </style:tab-stops>
      </style:paragraph-properties>
      <style:text-properties style:font-name="Arial" fo:font-size="12pt" fo:font-weight="normal" officeooo:rsid="000cdf3e" officeooo:paragraph-rsid="000e7766" style:font-name-asian="Arial" style:font-size-asian="12pt" style:font-weight-asian="normal" style:font-name-complex="Arial" style:font-weight-complex="normal"/>
    </style:style>
    <style:style style:name="P19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1.27cm"/>
        </style:tab-stops>
      </style:paragraph-properties>
      <style:text-properties style:font-name="Arial" fo:font-size="12pt" fo:font-weight="normal" officeooo:rsid="000e7766" officeooo:paragraph-rsid="000e7766" style:font-name-asian="Arial" style:font-size-asian="12pt" style:font-weight-asian="normal" style:font-name-complex="Arial" style:font-weight-complex="normal"/>
    </style:style>
    <style:style style:name="P20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2pt" fo:font-weight="bold" officeooo:rsid="000cdf3e" officeooo:paragraph-rsid="000cdf3e" style:font-name-asian="Arial" style:font-size-asian="12pt" style:font-weight-asian="bold" style:font-name-complex="Arial" style:font-weight-complex="bold"/>
    </style:style>
    <style:style style:name="T1" style:family="text">
      <style:text-properties style:font-name="Arial" fo:font-size="12pt" fo:font-weight="bold" style:font-name-asian="Arial" style:font-size-asian="12pt" style:font-weight-asian="bold" style:font-name-complex="Arial" style:font-weight-complex="bold"/>
    </style:style>
    <style:style style:name="T2" style:family="text">
      <style:text-properties style:font-name="Arial" fo:font-size="12pt" fo:font-weight="normal" style:font-name-asian="Arial" style:font-size-asian="12pt" style:font-weight-asian="normal" style:font-name-complex="Arial" style:font-weight-complex="normal"/>
    </style:style>
    <style:style style:name="T3" style:family="text">
      <style:text-properties style:font-name="Arial" fo:font-size="12pt" fo:font-weight="normal" officeooo:rsid="000cdf3e" style:font-name-asian="Arial" style:font-size-asian="12pt" style:font-weight-asian="normal" style:font-name-complex="Arial" style:font-weight-complex="normal"/>
    </style:style>
    <style:style style:name="T4" style:family="text">
      <style:text-properties style:font-name="Arial" fo:font-size="10.5pt" style:font-name-asian="Arial" style:font-size-asian="10.5pt" style:font-name-complex="Arial"/>
    </style:style>
    <style:style style:name="T5" style:family="text">
      <style:text-properties officeooo:rsid="000cdf3e"/>
    </style:style>
    <style:style style:name="T6" style:family="text">
      <style:text-properties officeooo:rsid="000ec9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N143 Projeto – Etapa 04 – Avaliação de equipes</text:p>
      <text:p text:style-name="P3"/>
      <text:p text:style-name="P1"/>
      <text:list xml:id="list835335205" text:style-name="WW8Num1">
        <text:list-item>
          <text:p text:style-name="P12">Avalie com notas de 0 até 10.</text:p>
        </text:list-item>
        <text:list-item>
          <text:p text:style-name="P12">Apresentação deverá ter <text:span text:style-name="T6">em torno de</text:span> 15 até 20 minutos.</text:p>
        </text:list-item>
        <text:list-item>
          <text:p text:style-name="P14"><text:span text:style-name="T2">Entregue dia </text:span><text:span text:style-name="T1">05/07/2019,</text:span><text:span text:style-name="T2"> durante a aula.</text:span></text:p>
        </text:list-item>
        <text:list-item>
          <text:p text:style-name="P13">Obrigatório ter alguma observação ou justificativa para nota dada.</text:p>
        </text:list-item>
      </text:list>
      <text:p text:style-name="P4"/>
      <text:p text:style-name="P20">Avaliação da equipe de vocês:</text:p>
      <text:p text:style-name="P17"/>
      <text:p text:style-name="P17">Equipe avaliadora:</text:p>
      <text:p text:style-name="P17"/>
      <text:p text:style-name="P18">Matrícula: <text:s text:c="9"/>Nota(pelo(a) líder): <text:s text:c="9"/>Nota(por ele(a) mesmo): <text:s text:c="9"/>Obs.: <text:s text:c="14"/></text:p>
      <text:p text:style-name="P17"/>
      <text:p text:style-name="P18">Matrícula: <text:s text:c="9"/>Nota(pelo(a) líder): <text:s text:c="9"/>Nota(por ele(a) mesmo): <text:s text:c="9"/>Obs.: <text:s text:c="14"/></text:p>
      <text:p text:style-name="P17"/>
      <text:p text:style-name="P18">Matrícula: <text:s text:c="9"/>Nota(pelo(a) líder): <text:s text:c="9"/>Nota(por ele(a) mesmo): <text:s text:c="9"/>Obs.: <text:s text:c="14"/></text:p>
      <text:p text:style-name="P17"/>
      <text:p text:style-name="P18">Matrícula: <text:s text:c="9"/>Nota(pelo(a) líder): <text:s text:c="9"/>Nota(por ele(a) mesmo): <text:s text:c="9"/>Obs.: <text:s text:c="14"/></text:p>
      <text:p text:style-name="P17"/>
      <text:p text:style-name="P19">Obs. gerais:</text:p>
      <text:p text:style-name="P19"/>
      <text:p text:style-name="P16"/>
      <text:p text:style-name="P6">Equipe<text:span text:style-name="T5">s</text:span> avaliad<text:span text:style-name="T5">as</text:span>:</text:p>
      <text:p text:style-name="P4"/>
      <text:p text:style-name="P9"><text:span text:style-name="T4">Equipe:</text:span><text:span text:style-name="T3"> <text:s text:c="9"/></text:span><text:span text:style-name="T4">Nota:</text:span><text:span text:style-name="T3"> <text:s text:c="9"/></text:span><text:span text:style-name="T4">Obs.:</text:span></text:p>
      <text:p text:style-name="P11"/>
      <text:p text:style-name="P11"/>
      <text:p text:style-name="P11"/>
      <text:p text:style-name="P9"><text:span text:style-name="T4"/></text:p>
      <text:p text:style-name="P9"><text:span text:style-name="T4">Equipe:</text:span><text:span text:style-name="T3"> <text:s text:c="9"/></text:span><text:span text:style-name="T4">Nota:</text:span><text:span text:style-name="T3"> <text:s text:c="9"/></text:span><text:span text:style-name="T4">Obs.:</text:span></text:p>
      <text:p text:style-name="P11"/>
      <text:p text:style-name="P11"/>
      <text:p text:style-name="P11"/>
      <text:p text:style-name="P9"><text:span text:style-name="T4"/></text:p>
      <text:p text:style-name="P9"><text:span text:style-name="T4">Equipe:</text:span><text:span text:style-name="T3"> <text:s text:c="9"/></text:span><text:span text:style-name="T4">Nota:</text:span><text:span text:style-name="T3"> <text:s text:c="9"/></text:span><text:span text:style-name="T4">Obs.:</text:span></text:p>
      <text:p text:style-name="P11"/>
      <text:p text:style-name="P11"/>
      <text:p text:style-name="P11"/>
      <text:p text:style-name="P9"><text:span text:style-name="T4"/></text:p>
      <text:p text:style-name="P9"><text:span text:style-name="T4">Equipe:</text:span><text:span text:style-name="T3"> <text:s text:c="9"/></text:span><text:span text:style-name="T4">Nota:</text:span><text:span text:style-name="T3"> <text:s text:c="9"/></text:span><text:span text:style-name="T4">Obs.:</text:span></text:p>
      <text:p text:style-name="P11"/>
      <text:p text:style-name="P11"/>
      <text:p text:style-name="P11"/>
      <text:p text:style-name="P9"><text:span text:style-name="T4"/></text:p>
      <text:p text:style-name="P9"><text:span text:style-name="T4">Equipe:</text:span><text:span text:style-name="T3"> <text:s text:c="9"/></text:span><text:span text:style-name="T4">Nota:</text:span><text:span text:style-name="T3"> <text:s text:c="9"/></text:span><text:span text:style-name="T4">Obs.:</text:span></text:p>
      <text:p text:style-name="P11"/>
      <text:p text:style-name="P11"/>
      <text:p text:style-name="P11"/>
      <text:p text:style-name="P9"><text:span text:style-name="T4"/></text:p>
      <text:p text:style-name="P9"><text:span text:style-name="T4">Equipe:</text:span><text:span text:style-name="T3"> <text:s text:c="9"/></text:span><text:span text:style-name="T4">Nota:</text:span><text:span text:style-name="T3"> <text:s text:c="9"/></text:span><text:span text:style-name="T4">Obs.:</text:span></text:p>
      <text:p text:style-name="P11"/>
      <text:p text:style-name="P11"/>
      <text:p text:style-name="P1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ohit Marathi2" svg:font-family="'Lohit Marathi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Tahoma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0pt" fo:language="pt" fo:country="BR" style:font-name-asian="Calibri" style:font-family-asian="Calibri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1" style:font-family-asian="Tahoma" style:font-pitch-asian="variable" style:font-size-asian="14pt" style:font-name-complex="Lohit Marathi2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WW8Num1z0" style:family="text">
      <style:text-properties style:font-name="Liberation Serif1" fo:font-family="'Liberation Serif', 'Times New Roman'" style:font-family-generic="roman" style:font-pitch="variable" fo:font-size="12pt" style:font-name-asian="Arial" style:font-family-asian="Arial" style:font-family-generic-asian="swiss" style:font-pitch-asian="variable" style:font-size-asian="12pt" style:font-name-complex="Liberation Serif1" style:font-family-complex="'Liberation Serif', 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69cm" fo:margin-bottom="2.54cm" fo:margin-left="2.011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oão Batista</dc:creator>
    <dc:date>2019-07-01T11:49:05.626342201</dc:date>
    <meta:editing-cycles>4</meta:editing-cycles>
    <meta:editing-duration>PT16M17S</meta:editing-duration>
    <meta:print-date>1995-11-21T17:41:00</meta:print-date>
    <meta:generator>LibreOffice/6.2.4.2.0$Linux_X86_64 LibreOffice_project/20$Build-2</meta:generator>
    <meta:document-statistic meta:table-count="0" meta:image-count="0" meta:object-count="0" meta:page-count="1" meta:paragraph-count="19" meta:word-count="100" meta:character-count="952" meta:non-whitespace-character-count="597"/>
  </office:meta>
</office:document-meta>
</file>